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5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gr6" style:family="graphic" style:parent-style-name="standard">
      <style:graphic-properties draw:textarea-horizontal-align="justify" draw:textarea-vertical-align="middle" draw:auto-grow-height="false" fo:min-height="0.4cm" fo:min-width="0.8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5.7cm" svg:y="3.6cm">
          <text:p text:style-name="P1"><text:span text:style-name="T1">Add Entry </text:span></text:p>
          <text:p text:style-name="P1"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4cm" svg:y1="2.2cm" svg:x2="7.4cm" svg:y2="3.6cm">
          <text:p/>
        </draw:line>
        <draw:frame draw:style-name="gr3" draw:text-style-name="P3" draw:layer="layout" svg:width="2.957cm" svg:height="0.729cm" svg:x="6.08cm" svg:y="1.4cm">
          <draw:text-box>
            <text:p><text:span text:style-name="T1">See Page 38</text:span></text:p>
          </draw:text-box>
        </draw:frame>
        <draw:line draw:style-name="gr2" draw:text-style-name="P1" draw:layer="layout" svg:x1="7.2cm" svg:y1="5.7cm" svg:x2="7.2cm" svg:y2="7cm">
          <text:p/>
        </draw:line>
        <draw:custom-shape draw:style-name="gr1" draw:text-style-name="P2" draw:layer="layout" svg:width="3.3cm" svg:height="2cm" svg:x="5.4cm" svg:y="7cm">
          <text:p text:style-name="P1"><text:span text:style-name="T1">Enter </text:span></text:p>
          <text:p text:style-name="P1"><text:span text:style-name="T1">Customer</text:span></text:p>
          <text:p text:style-name="P1"><text:span text:style-name="T1">Detai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.9cm" svg:y1="8.9cm" svg:x2="6.9cm" svg:y2="10.7cm">
          <text:p/>
        </draw:line>
        <draw:custom-shape draw:style-name="gr4" draw:text-style-name="P2" draw:layer="layout" svg:width="2.9cm" svg:height="1.4cm" svg:x="5.5cm" svg:y="10.7cm">
          <text:p text:style-name="P1"><text:span text:style-name="T1">Confirm and</text:span></text:p>
          <text:p text:style-name="P1"><text:span text:style-name="T1">Save Entr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9cm" svg:y1="12.1cm" svg:x2="6.9cm" svg:y2="13.7cm">
          <text:p/>
        </draw:line>
        <draw:custom-shape draw:style-name="gr5" draw:text-style-name="P2" draw:layer="layout" svg:width="2.8cm" svg:height="1.7cm" svg:x="4.9cm" svg:y="13.7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6.3cm" svg:y1="15.5cm" svg:x2="6.2cm" svg:y2="16.9cm">
          <text:p/>
        </draw:line>
        <draw:custom-shape draw:style-name="gr6" draw:text-style-name="P4" draw:layer="layout" svg:width="2.7cm" svg:height="1.3cm" svg:x="4.9cm" svg:y="16.885cm">
          <text:p text:style-name="P4">Option</text:p>
          <text:p text:style-name="P4">Sele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5" draw:layer="layout" svg:width="2.5cm" svg:height="1.115cm" svg:x="7.5cm" svg:y="17.085cm">
          <draw:text-box>
            <text:p text:style-name="P5"><text:span text:style-name="T2">(See </text:span></text:p>
            <text:p text:style-name="P5"><text:span text:style-name="T2">Page 3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0:04:11.877000000</meta:creation-date>
    <dc:date>2015-01-10T22:01:43.428000000</dc:date>
    <meta:editing-duration>PT52M22S</meta:editing-duration>
    <meta:editing-cycles>7</meta:editing-cycles>
    <meta:generator>LibreOffice/4.3.2.2$Windows_x86 LibreOffice_project/edfb5295ba211bd31ad47d0bad0118690f76407d</meta:generator>
    <meta:document-statistic meta:object-count="12"/>
  </office:meta>
</office:document-meta>
</file>